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fo:text-align="start"/>
      <style:text-properties fo:font-size="18pt" style:font-size-asian="18pt" style:font-size-complex="18pt"/>
    </style:style>
    <style:style style:name="P2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3.728cm" presentation:class="title" presentation:user-transformed="true">
          <draw:text-box>
            <text:p>Ciclos de vida</text:p>
          </draw:text-box>
        </draw:frame>
        <draw:frame presentation:style-name="pr2" draw:text-style-name="P2" draw:layer="layout" svg:width="25.199cm" svg:height="4.819cm" svg:x="1.4cm" svg:y="8cm" presentation:class="subtitle" presentation:user-transformed="true">
          <draw:text-box>
            <text:p text:style-name="P1"><text:span text:style-name="T1">Ecología de Poblaciones</text:span></text:p>
            <text:p text:style-name="P1"><text:span text:style-name="T1">Introducción a la Ecología de Poblacio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2-02T18:51:04.246562771</dc:date>
    <dc:creator>Gerardo Martin</dc:creator>
    <meta:editing-duration>PT1H1M29S</meta:editing-duration>
    <meta:editing-cycles>1</meta:editing-cycles>
    <meta:document-statistic meta:object-count="29"/>
    <meta:generator>LibreOffice/7.3.7.2$Linux_X86_64 LibreOffice_project/30$Build-2</meta:generator>
  </office:meta>
</office:document-meta>
</file>